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982F08540DAFE3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4.741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subtitle" style:list-style-name="L2">
      <style:graphic-properties draw:fill-color="#ffffff" draw:auto-grow-height="true" fo:min-height="14cm"/>
    </style:style>
    <style:style style:name="pr5" style:family="presentation" style:parent-style-name="midnightblue-subtitle" style:list-style-name="L2">
      <style:graphic-properties draw:fill-color="#ffffff" draw:auto-grow-height="true" fo:min-height="14cm"/>
    </style:style>
    <style:style style:name="pr6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Docker on Linux</text:span></text:p>
          </draw:text-box>
        </draw:frame>
        <draw:custom-shape draw:style-name="gr1" draw:text-style-name="P2" draw:layer="layout" svg:width="21.8cm" svg:height="5cm" svg:x="2.6cm" svg:y="8.045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ocker on Linux : SetUp</text:p>
          </draw:text-box>
        </draw:frame>
        <draw:frame presentation:style-name="pr4" draw:text-style-name="P5" draw:layer="layout" svg:width="26cm" svg:height="14cm" svg:x="1cm" svg:y="5.5cm" presentation:class="subtitle">
          <draw:text-box>
            <text:list text:style-name="L2">
              <text:list-item>
                <text:p text:style-name="P4">Easiset Install and SetUp</text:p>
              </text:list-item>
              <text:list-item>
                <text:p text:style-name="P4">Install Docker form <text:span text:style-name="T2">get.docker.com</text:span> (Edge Release)</text:p>
              </text:list-item>
              <text:list-item>
                <text:p text:style-name="P4">Use <text:span text:style-name="T2">Store.docker.com</text:span> for wide distribution</text:p>
              </text:list-item>
              <text:list-item>
                <text:p text:style-name="P4">RHEL Officially Supports only Docker EE(Paid)</text:p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ocker on Linux : SetUp</text:p>
          </draw:text-box>
        </draw:frame>
        <draw:frame presentation:style-name="pr5" draw:text-style-name="P5" draw:layer="layout" svg:width="26cm" svg:height="14cm" svg:x="1cm" svg:y="5.5cm" presentation:class="subtitle">
          <draw:text-box>
            <text:list text:style-name="L2">
              <text:list-item>
                <text:p text:style-name="P4">Install Docker</text:p>
              </text:list-item>
              <text:list-item>
                <text:p text:style-name="P4">Add your user to Docker group</text:p>
                <text:p text:style-name="P4">Command -</text:p>
                <text:p text:style-name="P4"><text:span text:style-name="T3">sudo usermod -aG docker username</text:span></text:p>
                <text:p text:style-name="P4"><text:span text:style-name="T3"><text:line-break/></text:span><text:span text:style-name="T3"/></text:p>
              </text:list-item>
              <text:list-item>
                <text:p text:style-name="P4"><text:span text:style-name="T4">Verify Docker Instalation</text:span></text:p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 : Docker</text:p>
          </draw:text-box>
        </draw:frame>
        <draw:frame presentation:style-name="pr6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5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982F08540DAFE3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1-05T01:04:42.559606808</dc:date>
    <meta:editing-duration>PT1H25M56S</meta:editing-duration>
    <meta:editing-cycles>4</meta:editing-cycles>
    <meta:generator>LibreOffice/5.1.6.2$Linux_X86_64 LibreOffice_project/10m0$Build-2</meta:generator>
    <meta:document-statistic meta:object-count="53"/>
  </office:meta>
</office:document-meta>
</file>